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28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661in"/>
    </style:style>
    <style:style style:name="co8" style:family="table-column">
      <style:table-column-properties fo:break-before="auto" style:column-width="2.7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aved model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eward</text:p>
          </table:table-cell>
          <table:table-cell table:style-name="ce1" office:value-type="string" calcext:value-type="string">
            <text:p>obstacles</text:p>
          </table:table-cell>
          <table:table-cell table:style-name="ce1" office:value-type="string" calcext:value-type="string">
            <text:p>parameters</text:p>
          </table:table-cell>
          <table:table-cell table:style-name="ce2" office:value-type="string" calcext:value-type="string">
            <text:p>episodes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aive_q_network.pth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as gym en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silon_start = 0.4, gamma = 0.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2_strict_long.pth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as gym en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s_start = 1, eps_decay = 0.99, gamma = 0.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 this version, if the car get many successive negative reward, we stop. So it won’t go out of the track for long time. </text:p>
          </table:table-cell>
          <table:table-cell office:value-type="string" calcext:value-type="string">
            <text:p>It learned to go as fast as possible, so doesn’t turn. I guess this is caused by the fact that the exploration is done only on the first part of the track that is a straight lin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1:30:54.700427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09:44:13.869303108</meta:creation-date>
    <dc:date>2024-03-04T11:37:21.415465685</dc:date>
    <meta:editing-duration>PT9M43S</meta:editing-duration>
    <meta:editing-cycles>2</meta:editing-cycles>
    <meta:generator>LibreOffice/7.1.8.1$Linux_X86_64 LibreOffice_project/10$Build-1</meta:generator>
    <meta:document-statistic meta:table-count="1" meta:cell-count="22" meta:object-count="0"/>
  </office:meta>
</office:document-meta>
</file>